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ftTreeNavigation.update( Observable o , Object ar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eftTreeNavigation.reloadApplication( DefaultMutableTreeNode app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eftTreeNavigation.cle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eftTreeNavigation.addTreeSelectionListener( TreeSele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ftTreeNavigation.getRightDetai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ftTreeNavigation.LeftTreeNavi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TreeNavigation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Navigation.clear( DefaultMutable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ftTreeNavigation.reloadGroup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ftTreeNavigation.ge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ftTreeNavigation.getJTr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eftTreeNavigation.setRightDetailPanel( JPanel rightDetailPa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ftTreeNavigation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ftTreeNavigation.loa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